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fo:font-size="14pt" fo:font-weight="normal" officeooo:rsid="001185be" officeooo:paragraph-rsid="001b66b8" style:font-weight-asian="normal" style:font-weight-complex="normal"/>
    </style:style>
    <style:style style:name="P2" style:family="paragraph" style:parent-style-name="Text_20_body">
      <style:text-properties fo:font-size="14pt" fo:font-weight="normal" officeooo:rsid="001af089" officeooo:paragraph-rsid="001af089" style:font-weight-asian="normal" style:font-weight-complex="normal"/>
    </style:style>
    <style:style style:name="P3" style:family="paragraph" style:parent-style-name="Text_20_body">
      <style:text-properties fo:font-size="14pt" fo:font-weight="normal" officeooo:rsid="001b66b8" officeooo:paragraph-rsid="001b66b8" style:font-weight-asian="normal" style:font-weight-complex="normal"/>
    </style:style>
    <style:style style:name="P4" style:family="paragraph" style:parent-style-name="Text_20_body">
      <style:text-properties fo:font-size="14pt" fo:font-weight="normal" officeooo:rsid="001e605b" officeooo:paragraph-rsid="001e605b" style:font-weight-asian="normal" style:font-weight-complex="normal"/>
    </style:style>
    <style:style style:name="P5" style:family="paragraph" style:parent-style-name="Text_20_body">
      <style:text-properties fo:font-size="14pt" fo:font-weight="normal" officeooo:rsid="001b66b8" officeooo:paragraph-rsid="001bb1ab" style:font-weight-asian="normal" style:font-weight-complex="normal"/>
    </style:style>
    <style:style style:name="P6" style:family="paragraph" style:parent-style-name="Text_20_body">
      <style:text-properties fo:font-size="14pt" fo:font-weight="normal" officeooo:rsid="001b66b8" officeooo:paragraph-rsid="001b66b8" style:font-weight-asian="normal" style:font-weight-complex="normal"/>
    </style:style>
    <style:style style:name="P7" style:family="paragraph" style:parent-style-name="Text_20_body">
      <style:text-properties fo:font-size="14pt" fo:font-weight="normal" officeooo:rsid="001af089" officeooo:paragraph-rsid="001af089" style:font-weight-asian="normal" style:font-weight-complex="normal"/>
    </style:style>
    <style:style style:name="P8" style:family="paragraph" style:parent-style-name="Text_20_body">
      <style:text-properties fo:font-size="14pt" fo:font-weight="normal" officeooo:rsid="001d437f" officeooo:paragraph-rsid="001d437f" style:font-weight-asian="normal" style:font-weight-complex="normal"/>
    </style:style>
    <style:style style:name="P9" style:family="paragraph" style:parent-style-name="Text_20_body">
      <style:text-properties fo:font-size="14pt" fo:font-weight="normal" officeooo:rsid="001185be" officeooo:paragraph-rsid="001b66b8" style:font-weight-asian="normal" style:font-weight-complex="normal"/>
    </style:style>
    <style:style style:name="T1" style:family="text">
      <style:text-properties officeooo:rsid="001b66b8"/>
    </style:style>
    <style:style style:name="T2" style:family="text">
      <style:text-properties officeooo:rsid="001bb1ab"/>
    </style:style>
    <style:style style:name="T3" style:family="text">
      <style:text-properties officeooo:rsid="001d437f"/>
    </style:style>
    <style:style style:name="T4" style:family="text">
      <style:text-properties officeooo:rsid="001faae8"/>
    </style:style>
    <style:style style:name="T5" style:family="text">
      <style:text-properties officeooo:rsid="0020cee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Brueckentage am See Angebote</text:p>
      <text:p text:style-name="P2"><text:span text:style-name="T3">Geniesse einen </text:span>Kurze<text:span text:style-name="T4">n</text:span> Urlaub im Fruhling,</text:p>
      <text:p text:style-name="P2"><text:span text:style-name="T1">Am Camping Punta Indiani kann man die </text:span>Brueckentage am Besten <text:span text:style-name="T2">nutzen</text:span>!</text:p>
      <text:p text:style-name="P5">4 giorni = paghi 3 notti </text:p>
      <text:p text:style-name="P3"><text:span text:style-name="T2">Geniesse </text:span>4 <text:span text:style-name="T2">tage </text:span><text:s/>= paghi 3 notti </text:p>
      <text:p text:style-name="P3">arrivo al mattino e partenza alla sera</text:p>
      <text:p text:style-name="P1">1.Mai, </text:p>
      <text:p text:style-name="P4">2.giugno,</text:p>
      <text:p text:style-name="P1">Christi Himmelfahrt, Pfingsten, Frohleichnahm</text:p>
      <text:p text:style-name="P1">dürfen Sie <text:span text:style-name="Strong_20_Emphasis">bis 2</text:span><text:span text:style-name="Strong_20_Emphasis"><text:span text:style-name="T5">0</text:span></text:span><text:span text:style-name="Strong_20_Emphasis">:00 Uhr Sontags ohne zusätzliche Kosten </text:span>auf dem Campingplatz bleiben.</text:p>
      <text:p text:style-name="P1">Die Promotion ist nicht mit anderen Angeboten kombinierbar.</text:p>
      <text:p text:style-name="P3"/>
      <text:p text:style-name="P3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3T17:43:37.706652346</meta:creation-date>
    <meta:generator>LibreOffice/4.2.8.2$Linux_X86_64 LibreOffice_project/420m0$Build-2</meta:generator>
    <dc:date>2016-11-13T22:13:50.501408196</dc:date>
    <meta:editing-duration>PT2H49M44S</meta:editing-duration>
    <meta:editing-cycles>5</meta:editing-cycles>
    <meta:document-statistic meta:table-count="0" meta:image-count="0" meta:object-count="0" meta:page-count="1" meta:paragraph-count="11" meta:word-count="68" meta:character-count="439" meta:non-whitespace-character-count="378"/>
  </office:meta>
</office:document-meta>
</file>